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120dc" officeooo:paragraph-rsid="000120dc"/>
    </style:style>
    <style:style style:name="P2" style:family="paragraph" style:parent-style-name="Standard">
      <style:text-properties officeooo:rsid="000120dc" officeooo:paragraph-rsid="000120dc"/>
    </style:style>
    <style:style style:name="P3" style:family="paragraph" style:parent-style-name="Standard">
      <style:text-properties officeooo:rsid="00032e59" officeooo:paragraph-rsid="00032e59"/>
    </style:style>
    <style:style style:name="P4" style:family="paragraph" style:parent-style-name="Text_20_body">
      <style:text-properties officeooo:rsid="000120dc" officeooo:paragraph-rsid="000120dc"/>
    </style:style>
    <style:style style:name="P5" style:family="paragraph" style:parent-style-name="Text_20_body">
      <style:text-properties officeooo:rsid="0001a9f7" officeooo:paragraph-rsid="0001a9f7"/>
    </style:style>
    <style:style style:name="T1" style:family="text">
      <style:text-properties officeooo:rsid="000120dc"/>
    </style:style>
    <style:style style:name="T2" style:family="text">
      <style:text-properties officeooo:rsid="0001a9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lation docker</text:p>
      <text:p text:style-name="P2"/>
      <text:p text:style-name="P2"/>
      <text:p text:style-name="P2"><text:a xlink:type="simple" xlink:href="https://docs.docker.com/engine/install/ubuntu/" text:style-name="Internet_20_link" text:visited-style-name="Visited_20_Internet_20_Link">https://docs.docker.com/engine/install/ubuntu/</text:a></text:p>
      <text:p text:style-name="P2"><text:s/></text:p>
      <text:h text:style-name="P1" text:outline-level="3"><text:a xlink:type="simple" xlink:href="https://docs.docker.com/engine/install/ubuntu/#install-using-the-repository" text:style-name="Internet_20_link" text:visited-style-name="Visited_20_Internet_20_Link"><text:bookmark text:name="install-using-the-repository"/>Install using the <text:span text:style-name="Source_20_Text">apt</text:span> repository</text:a> <text:s/>1. 2. et 3.</text:h>
      <text:p text:style-name="P4"/>
      <text:p text:style-name="P4"/>
      <text:p text:style-name="P5">Installation postgres</text:p>
      <text:p text:style-name="P5"/>
      <text:p text:style-name="P5">sudo docker pull postgres</text:p>
      <text:p text:style-name="P2"/>
      <text:p text:style-name="P2"/>
      <text:p text:style-name="P2"/>
      <text:p text:style-name="P3">I<text:span text:style-name="T2">nstallation <text:s/></text:span><text:span text:style-name="Source_20_Text"><text:span text:style-name="T1">dbeaver</text:span></text:span></text:p>
      <text:p text:style-name="P2"><text:span text:style-name="Source_20_Text">sudo snap install dbeaver-ce</text:span></text:p>
      <text:p text:style-name="P2"><text:a xlink:type="simple" xlink:href="https://dbeaver.io/download/2/" text:style-name="Internet_20_link" text:visited-style-name="Visited_20_Internet_20_Link"><text:span text:style-name="Source_20_Text">https://dbeaver.io/download/2/</text:span></text:a></text:p>
      <text:p text:style-name="P2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2:12:41.113710083</meta:creation-date>
    <dc:date>2024-08-06T12:22:26.651475969</dc:date>
    <meta:editing-duration>PT9M45S</meta:editing-duration>
    <meta:editing-cycles>3</meta:editing-cycles>
    <meta:generator>LibreOffice/7.6.7.2$Linux_X86_64 LibreOffice_project/60$Build-2</meta:generator>
    <meta:document-statistic meta:table-count="0" meta:image-count="0" meta:object-count="0" meta:page-count="1" meta:paragraph-count="9" meta:word-count="25" meta:character-count="236" meta:non-whitespace-character-count="216"/>
  </office:meta>
</office:document-meta>
</file>